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1.3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ce4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3" office:value-type="string" calcext:value-type="string">
            <text:p><text:span text:style-name="T1">Regression</text:span></text:p>
          </table:table-cell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gression Model</text:p>
          </table:table-cell>
          <table:table-cell table:style-name="ce9" office:value-type="string" calcext:value-type="string">
            <text:p>Linear</text:p>
          </table:table-cell>
          <table:table-cell table:number-columns-repeated="5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INEST raw output</text:p>
          </table:table-cell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number-matrix-columns-spanned="4" table:number-matrix-rows-spanned="5" table:formula="of:=LINEST([.$A$2:.$A$7] ; [.$B$2:.$D$7] ; 1 ; 1)" office:value-type="float" office:value="0.0314245810055866" calcext:value-type="float">
            <text:p>0.031424581005587</text:p>
          </table:table-cell>
          <table:table-cell table:style-name="ce5" office:value-type="float" office:value="4.16899441340782" calcext:value-type="float">
            <text:p>4.16899441340782</text:p>
          </table:table-cell>
          <table:table-cell table:style-name="ce5" office:value-type="float" office:value="14.8603351955307" calcext:value-type="float">
            <text:p>14.8603351955307</text:p>
          </table:table-cell>
          <table:table-cell office:value-type="float" office:value="14.554469273743" calcext:value-type="float">
            <text:p>14.554469273743</text:p>
          </table:table-cell>
          <table:table-cell table:number-columns-repeated="5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0.433651627332161" calcext:value-type="float">
            <text:p>0.433651627332161</text:p>
          </table:table-cell>
          <table:table-cell table:style-name="ce5" office:value-type="float" office:value="11.0754002814273" calcext:value-type="float">
            <text:p>11.0754002814273</text:p>
          </table:table-cell>
          <table:table-cell table:style-name="ce5" office:value-type="float" office:value="7.81623942996269" calcext:value-type="float">
            <text:p>7.81623942996269</text:p>
          </table:table-cell>
          <table:table-cell office:value-type="float" office:value="8.51956652393846" calcext:value-type="float">
            <text:p>8.51956652393846</text:p>
          </table:table-cell>
          <table:table-cell table:number-columns-repeated="5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0.778329306960592" calcext:value-type="float">
            <text:p>0.778329306960592</text:p>
          </table:table-cell>
          <table:table-cell table:style-name="ce5" office:value-type="float" office:value="2.33834922434013" calcext:value-type="float">
            <text:p>2.33834922434013</text:p>
          </table:table-cell>
          <table:table-cell table:style-name="ce5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5" office:value-type="float" office:value="2.34079750248333" calcext:value-type="float">
            <text:p>2.340797502483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5" office:value-type="float" office:value="38.3975791433892" calcext:value-type="float">
            <text:p>38.3975791433892</text:p>
          </table:table-cell>
          <table:table-cell table:style-name="ce5" office:value-type="float" office:value="10.9357541899441" calcext:value-type="float">
            <text:p>10.9357541899441</text:p>
          </table:table-cell>
          <table:table-cell table:style-name="ce5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Regression Statistics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R^2</text:p>
          </table:table-cell>
          <table:table-cell table:style-name="ce10" table:formula="of:=[.$E$7]" office:value-type="float" office:value="0.778329306960592" calcext:value-type="float">
            <text:p>0.778329306960592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" office:value-type="string" calcext:value-type="string">
            <text:p>Standard Error</text:p>
          </table:table-cell>
          <table:table-cell table:style-name="ce10" table:formula="of:=[.$F$7]" office:value-type="float" office:value="2.33834922434013" calcext:value-type="float">
            <text:p>2.33834922434013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" office:value-type="string" calcext:value-type="string">
            <text:p>Count of X variables</text:p>
          </table:table-cell>
          <table:table-cell table:style-name="ce10" table:formula="of:=3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" office:value-type="string" calcext:value-type="string">
            <text:p>Observations</text:p>
          </table:table-cell>
          <table:table-cell table:style-name="ce10" table:formula="of:=6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" office:value-type="string" calcext:value-type="string">
            <text:p>Adjusted R^2</text:p>
          </table:table-cell>
          <table:table-cell table:style-name="ce10" table:formula="of:=1 - (1 - [.$E$7])*([.$F$15] - 1)/([.$F$15] - [.$F$14] - 1)" office:value-type="float" office:value="0.44582326740148" calcext:value-type="float">
            <text:p>0.44582326740148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Analysis of Variance (ANOVA)</text:p>
          </table:table-cell>
          <table:table-cell table:number-columns-repeated="59"/>
        </table:table-row>
        <table:table-row table:style-name="ro1">
          <table:table-cell table:number-columns-repeated="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6" office:value-type="string" calcext:value-type="string">
            <text:p>Regression</text:p>
          </table:table-cell>
          <table:table-cell table:style-name="ce5" table:formula="of:=[.$F$14]" office:value-type="float" office:value="3" calcext:value-type="float">
            <text:p>3</text:p>
          </table:table-cell>
          <table:table-cell table:style-name="ce5" table:formula="of:=[.$E$9]" office:value-type="float" office:value="38.3975791433892" calcext:value-type="float">
            <text:p>38.3975791433892</text:p>
          </table:table-cell>
          <table:table-cell table:style-name="ce5" table:formula="of:=[.$E$9] / [.$F$20]" office:value-type="float" office:value="12.7991930477964" calcext:value-type="float">
            <text:p>12.7991930477964</text:p>
          </table:table-cell>
          <table:table-cell table:style-name="ce5" table:formula="of:=[.$E$8]" office:value-type="float" office:value="2.34079750248333" calcext:value-type="float">
            <text:p>2.34079750248333</text:p>
          </table:table-cell>
          <table:table-cell table:style-name="ce5" table:formula="of:=LEGACY.FDIST([.$E$8] ; [.$F$20] ; [.$F$8])" office:value-type="float" office:value="0.313334741052927" calcext:value-type="float">
            <text:p>0.313334741052927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6" office:value-type="string" calcext:value-type="string">
            <text:p>Residual</text:p>
          </table:table-cell>
          <table:table-cell table:style-name="ce5" table:formula="of:=[.$F$8]" office:value-type="float" office:value="2" calcext:value-type="float">
            <text:p>2</text:p>
          </table:table-cell>
          <table:table-cell table:style-name="ce5" table:formula="of:=[.$F$9]" office:value-type="float" office:value="10.9357541899441" calcext:value-type="float">
            <text:p>10.9357541899441</text:p>
          </table:table-cell>
          <table:table-cell table:style-name="ce5" table:formula="of:=[.$F$9] / [.$F$8]" office:value-type="float" office:value="5.46787709497207" calcext:value-type="float">
            <text:p>5.46787709497207</text:p>
          </table:table-cell>
          <table:table-cell table:style-name="ce5" table:number-columns-repeated="2"/>
          <table:table-cell table:number-columns-repeated="54"/>
        </table:table-row>
        <table:table-row table:style-name="ro1">
          <table:table-cell table:number-columns-repeated="4"/>
          <table:table-cell table:style-name="ce6" office:value-type="string" calcext:value-type="string">
            <text:p>Total</text:p>
          </table:table-cell>
          <table:table-cell table:style-name="ce5" table:formula="of:=[.$F$20] + [.$F$8]" office:value-type="float" office:value="5" calcext:value-type="float">
            <text:p>5</text:p>
          </table:table-cell>
          <table:table-cell table:style-name="ce5" table:formula="of:=[.$E$9] + [.$F$9]" office:value-type="float" office:value="49.3333333333333" calcext:value-type="float">
            <text:p>49.3333333333333</text:p>
          </table:table-cell>
          <table:table-cell table:style-name="ce5" table:number-columns-repeated="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7" office:value-type="string" calcext:value-type="string">
            <text:p>Confidence level</text:p>
          </table:table-cell>
          <table:table-cell table:style-name="ce8" office:value-type="float" office:value="0.95" calcext:value-type="float">
            <text:p>0.9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-Statistic</text:p>
          </table:table-cell>
          <table:table-cell table:style-name="ce5" office:value-type="string" calcext:value-type="string">
            <text:p>P-value</text:p>
          </table:table-cell>
          <table:table-cell table:style-name="ce5" table:formula="of:=COM.MICROSOFT.CONCAT(&quot;Lower &quot; ; INT([.$F$24] * 100) ; &quot;%&quot;)" office:value-type="string" office:string-value="Lower 95%" calcext:value-type="string">
            <text:p>Lower 95%</text:p>
          </table:table-cell>
          <table:table-cell table:style-name="ce5" table:formula="of:=COM.MICROSOFT.CONCAT(&quot;Upper &quot; ; INT([.$F$24] * 100) ; &quot;%&quot;)" office:value-type="string" office:string-value="Upper 95%" calcext:value-type="string">
            <text:p>Upper 95%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6" table:formula="of:=&quot;Intercept&quot;" office:value-type="string" office:string-value="Intercept" calcext:value-type="string">
            <text:p>Intercept</text:p>
          </table:table-cell>
          <table:table-cell table:style-name="ce5" table:number-matrix-columns-spanned="1" table:number-matrix-rows-spanned="4" table:formula="of:=INDEX([.$E$5:.$H$5]; 1 ; 31 - ROW())" office:value-type="float" office:value="14.554469273743" calcext:value-type="float">
            <text:p>14.554469273743</text:p>
          </table:table-cell>
          <table:table-cell table:style-name="ce5" table:number-matrix-columns-spanned="1" table:number-matrix-rows-spanned="4" table:formula="of:=INDEX([.$E$6:.$H$6]; 1 ; 31 - ROW())" office:value-type="float" office:value="8.51956652393846" calcext:value-type="float">
            <text:p>8.51956652393846</text:p>
          </table:table-cell>
          <table:table-cell table:style-name="ce5" table:number-matrix-columns-spanned="1" table:number-matrix-rows-spanned="4" table:formula="of:=[.$F$27:.$F$30] / [.$G$27:.$G$30]" office:value-type="float" office:value="1.70835795845335" calcext:value-type="float">
            <text:p>1.70835795845335</text:p>
          </table:table-cell>
          <table:table-cell table:style-name="ce5" table:number-matrix-columns-spanned="1" table:number-matrix-rows-spanned="4" table:formula="of:=LEGACY.TDIST(ABS([.$H$27:.$H$30]) ; [.$F$8] ; 2 )" office:value-type="float" office:value="0.229694293705305" calcext:value-type="float">
            <text:p>0.229694293705305</text:p>
          </table:table-cell>
          <table:table-cell table:style-name="ce5" table:number-matrix-columns-spanned="1" table:number-matrix-rows-spanned="4" table:formula="of:=[.$F$27:.$F$30] - [.$G$27:.$G$30] * TINV(1 - [.$F$24] ; [.$F$8])" office:value-type="float" office:value="-22.1022668867629" calcext:value-type="float">
            <text:p>-22.1022668867629</text:p>
          </table:table-cell>
          <table:table-cell table:style-name="ce5" table:number-matrix-columns-spanned="1" table:number-matrix-rows-spanned="4" table:formula="of:=[.$F$27:.$F$30] + [.$G$27:.$G$30] * TINV(1 - [.$F$24] ; [.$F$8])" office:value-type="float" office:value="51.211205434249" calcext:value-type="float">
            <text:p>51.211205434249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6" table:formula="of:=[.$B$1]" office:value-type="string" office:string-value="X1" calcext:value-type="string">
            <text:p>X1</text:p>
          </table:table-cell>
          <table:table-cell table:style-name="ce5" office:value-type="float" office:value="14.8603351955307" calcext:value-type="float">
            <text:p>14.8603351955307</text:p>
          </table:table-cell>
          <table:table-cell table:style-name="ce5" office:value-type="float" office:value="7.81623942996269" calcext:value-type="float">
            <text:p>7.81623942996269</text:p>
          </table:table-cell>
          <table:table-cell table:style-name="ce5" office:value-type="float" office:value="1.90121289511236" calcext:value-type="float">
            <text:p>1.90121289511236</text:p>
          </table:table-cell>
          <table:table-cell table:style-name="ce5" office:value-type="float" office:value="0.197636922290865" calcext:value-type="float">
            <text:p>0.197636922290865</text:p>
          </table:table-cell>
          <table:table-cell table:style-name="ce5" office:value-type="float" office:value="-18.7702287241736" calcext:value-type="float">
            <text:p>-18.7702287241736</text:p>
          </table:table-cell>
          <table:table-cell table:style-name="ce5" office:value-type="float" office:value="48.4908991152351" calcext:value-type="float">
            <text:p>48.4908991152351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6" table:formula="of:=[.$C$1]" office:value-type="string" office:string-value="X2" calcext:value-type="string">
            <text:p>X2</text:p>
          </table:table-cell>
          <table:table-cell table:style-name="ce5" office:value-type="float" office:value="4.16899441340782" calcext:value-type="float">
            <text:p>4.16899441340782</text:p>
          </table:table-cell>
          <table:table-cell table:style-name="ce5" office:value-type="float" office:value="11.0754002814273" calcext:value-type="float">
            <text:p>11.0754002814273</text:p>
          </table:table-cell>
          <table:table-cell table:style-name="ce5" office:value-type="float" office:value="0.376419299300537" calcext:value-type="float">
            <text:p>0.376419299300537</text:p>
          </table:table-cell>
          <table:table-cell table:style-name="ce5" office:value-type="float" office:value="0.742786696932346" calcext:value-type="float">
            <text:p>0.742786696932346</text:p>
          </table:table-cell>
          <table:table-cell table:style-name="ce5" office:value-type="float" office:value="-43.4846068405431" calcext:value-type="float">
            <text:p>-43.4846068405431</text:p>
          </table:table-cell>
          <table:table-cell table:style-name="ce5" office:value-type="float" office:value="51.8225956673588" calcext:value-type="float">
            <text:p>51.8225956673588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7" table:formula="of:=[.$D$1]" office:value-type="string" office:string-value="X3" calcext:value-type="string">
            <text:p>X3</text:p>
          </table:table-cell>
          <table:table-cell table:style-name="ce11" office:value-type="float" office:value="0.0314245810055866" calcext:value-type="float">
            <text:p>0.031424581005587</text:p>
          </table:table-cell>
          <table:table-cell table:style-name="ce8" office:value-type="float" office:value="0.433651627332161" calcext:value-type="float">
            <text:p>0.433651627332161</text:p>
          </table:table-cell>
          <table:table-cell table:style-name="ce11" office:value-type="float" office:value="0.0724650365061736" calcext:value-type="float">
            <text:p>0.072465036506174</text:p>
          </table:table-cell>
          <table:table-cell table:style-name="ce11" office:value-type="float" office:value="0.9488266174286" calcext:value-type="float">
            <text:p>0.9488266174286</text:p>
          </table:table-cell>
          <table:table-cell table:style-name="ce11" office:value-type="float" office:value="-1.83442777709543" calcext:value-type="float">
            <text:p>-1.83442777709543</text:p>
          </table:table-cell>
          <table:table-cell table:style-name="ce11" office:value-type="float" office:value="1.8972769391066" calcext:value-type="float">
            <text:p>1.8972769391066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5" table:number-columns-repeated="5"/>
          <table:table-cell table:number-columns-repeated="55"/>
        </table:table-row>
        <table:table-row table:style-name="ro1">
          <table:table-cell table:number-columns-repeated="4"/>
          <table:table-cell table:style-name="ce5" table:formula="of:=[.$B$1]" office:value-type="string" office:string-value="X1" calcext:value-type="string">
            <text:p>X1</text:p>
          </table:table-cell>
          <table:table-cell table:style-name="ce5" table:formula="of:=[.$C$1]" office:value-type="string" office:string-value="X2" calcext:value-type="string">
            <text:p>X2</text:p>
          </table:table-cell>
          <table:table-cell table:style-name="ce5" table:formula="of:=[.$D$1]" office:value-type="string" office:string-value="X3" calcext:value-type="string">
            <text:p>X3</text:p>
          </table:table-cell>
          <table:table-cell table:style-name="ce5" office:value-type="string" calcext:value-type="string">
            <text:p>Predicted Y</text:p>
          </table:table-cell>
          <table:table-cell table:style-name="ce5" table:formula="of:=[.$A$1]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5" table:number-matrix-columns-spanned="3" table:number-matrix-rows-spanned="6" table:formula="of:=[.$B$2:.$D$7]" office:value-type="float" office:value="1.2" calcext:value-type="float">
            <text:p>1.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matrix-columns-spanned="1" table:number-matrix-rows-spanned="6" table:formula="of:=MMULT([.$E$33:.$G$38] ; [.$F$28:.$F$30]) + [.$F$27]" office:value-type="float" office:value="34.7856145251397" calcext:value-type="float">
            <text:p>34.7856145251397</text:p>
          </table:table-cell>
          <table:table-cell table:style-name="ce5" table:number-matrix-columns-spanned="1" table:number-matrix-rows-spanned="6" table:formula="of:=[.$A$2:.$A$7]" office:value-type="float" office:value="35" calcext:value-type="float">
            <text:p>35</text:p>
          </table:table-cell>
          <table:table-cell table:number-matrix-columns-spanned="1" table:number-matrix-rows-spanned="6" table:formula="of:=[.$I$33:.$I$38] - [.$H$33:.$H$38]" office:value-type="float" office:value="0.214385474860336" calcext:value-type="float">
            <text:p>0.214385474860336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1.5537709497207" calcext:value-type="float">
            <text:p>31.5537709497207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-1.55377094972067" calcext:value-type="float">
            <text:p>-1.55377094972067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5.5006983240223" calcext:value-type="float">
            <text:p>35.5006983240223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-1.50069832402234" calcext:value-type="float">
            <text:p>-1.50069832402234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9.1082402234637" calcext:value-type="float">
            <text:p>29.1082402234637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-0.108240223463685" calcext:value-type="float">
            <text:p>-0.108240223463685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6.4916201117318" calcext:value-type="float">
            <text:p>36.4916201117318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0.508379888268166" calcext:value-type="float">
            <text:p>0.508379888268166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8" office:value-type="float" office:value="1.1" calcext:value-type="float">
            <text:p>1.1</text:p>
          </table:table-cell>
          <table:table-cell table:style-name="ce11" office:value-type="float" office:value="0.3" calcext:value-type="float">
            <text:p>0.3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float" office:value="32.5600558659218" calcext:value-type="float">
            <text:p>32.5600558659218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.43994413407822" calcext:value-type="float">
            <text:p>2.43994413407822</text:p>
          </table:table-cell>
          <table:table-cell table:number-columns-repeated="54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0:55:59</meta:creation-date>
    <dc:language>en-US</dc:language>
    <dc:date>2020-12-29T13:18:24.835507073</dc:date>
    <meta:editing-cycles>2</meta:editing-cycles>
    <meta:editing-duration>PT21M40S</meta:editing-duration>
    <meta:generator>LibreOffice/7.0.3.1$Linux_X86_64 LibreOffice_project/00$Build-1</meta:generator>
    <meta:document-statistic meta:table-count="1" meta:cell-count="160" meta:object-count="0"/>
  </office:meta>
</office:document-meta>
</file>